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4afe5" officeooo:paragraph-rsid="0014afe5"/>
    </style:style>
    <style:style style:name="P2" style:family="paragraph" style:parent-style-name="Standard">
      <style:text-properties officeooo:rsid="0014afe5" officeooo:paragraph-rsid="0014afe5"/>
    </style:style>
    <style:style style:name="P3" style:family="paragraph" style:parent-style-name="Standard">
      <style:text-properties fo:font-weight="bold" officeooo:rsid="0016d78e" officeooo:paragraph-rsid="0016d78e" style:font-weight-asian="bold" style:font-weight-complex="bold"/>
    </style:style>
    <style:style style:name="P4" style:family="paragraph" style:parent-style-name="Standard">
      <style:text-properties fo:font-weight="bold" officeooo:rsid="0018722d" officeooo:paragraph-rsid="0018722d" style:font-weight-asian="bold" style:font-weight-complex="bold"/>
    </style:style>
    <style:style style:name="P5" style:family="paragraph" style:parent-style-name="Standard">
      <style:text-properties fo:font-weight="bold" officeooo:rsid="0018e0cb" officeooo:paragraph-rsid="0018e0cb" style:font-weight-asian="bold" style:font-weight-complex="bold"/>
    </style:style>
    <style:style style:name="P6" style:family="paragraph" style:parent-style-name="Standard">
      <style:text-properties fo:font-weight="bold" officeooo:rsid="001b649d" officeooo:paragraph-rsid="001b649d" style:font-weight-asian="bold" style:font-weight-complex="bold"/>
    </style:style>
    <style:style style:name="P7" style:family="paragraph" style:parent-style-name="Standard">
      <style:text-properties fo:font-weight="bold" officeooo:rsid="001b9271" officeooo:paragraph-rsid="001b9271" style:font-weight-asian="bold" style:font-weight-complex="bold"/>
    </style:style>
    <style:style style:name="P8" style:family="paragraph" style:parent-style-name="Standard">
      <style:text-properties fo:font-weight="bold" officeooo:rsid="001c9b48" officeooo:paragraph-rsid="001c9b48" style:font-weight-asian="bold" style:font-weight-complex="bold"/>
    </style:style>
    <style:style style:name="P9" style:family="paragraph" style:parent-style-name="Standard">
      <style:text-properties fo:font-weight="bold" officeooo:rsid="001e8135" officeooo:paragraph-rsid="001e8135" style:font-weight-asian="bold" style:font-weight-complex="bold"/>
    </style:style>
    <style:style style:name="P10" style:family="paragraph" style:parent-style-name="Standard">
      <style:text-properties fo:font-weight="bold" officeooo:rsid="001fe65d" officeooo:paragraph-rsid="001fe65d" style:font-weight-asian="bold" style:font-weight-complex="bold"/>
    </style:style>
    <style:style style:name="P11" style:family="paragraph" style:parent-style-name="Standard">
      <style:text-properties fo:font-weight="bold" officeooo:rsid="00200896" officeooo:paragraph-rsid="00200896" style:font-weight-asian="bold" style:font-weight-complex="bold"/>
    </style:style>
    <style:style style:name="P12" style:family="paragraph" style:parent-style-name="Standard">
      <style:text-properties fo:font-weight="bold" officeooo:rsid="0021c24d" officeooo:paragraph-rsid="0021c24d" style:font-weight-asian="bold" style:font-weight-complex="bold"/>
    </style:style>
    <style:style style:name="P13" style:family="paragraph" style:parent-style-name="Standard">
      <style:text-properties fo:font-weight="bold" officeooo:rsid="0023ac3c" officeooo:paragraph-rsid="0023ac3c" style:font-weight-asian="bold" style:font-weight-complex="bold"/>
    </style:style>
    <style:style style:name="P14" style:family="paragraph" style:parent-style-name="Standard">
      <style:text-properties fo:font-weight="bold" officeooo:rsid="00256008" officeooo:paragraph-rsid="00256008" style:font-weight-asian="bold" style:font-weight-complex="bold"/>
    </style:style>
    <style:style style:name="P15" style:family="paragraph" style:parent-style-name="Standard">
      <style:text-properties fo:font-weight="bold" officeooo:rsid="0026703b" officeooo:paragraph-rsid="0026703b" style:font-weight-asian="bold" style:font-weight-complex="bold"/>
    </style:style>
    <style:style style:name="P16" style:family="paragraph" style:parent-style-name="Standard">
      <style:text-properties fo:font-weight="normal" officeooo:rsid="0016d78e" officeooo:paragraph-rsid="0016d78e" style:font-weight-asian="normal" style:font-weight-complex="normal"/>
    </style:style>
    <style:style style:name="P17" style:family="paragraph" style:parent-style-name="Standard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a24c3" officeooo:paragraph-rsid="001a24c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b9271" officeooo:paragraph-rsid="001b927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4d" officeooo:paragraph-rsid="0020089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3ac3c" officeooo:paragraph-rsid="0023ac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bold" officeooo:rsid="0027e371" officeooo:paragraph-rsid="0027e371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2ef3d9" officeooo:paragraph-rsid="002ef3d9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362983" officeooo:paragraph-rsid="00362983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rsid="003a5b3c" officeooo:paragraph-rsid="003a5b3c" style:font-style-asian="italic" style:font-weight-asian="bold" style:font-style-complex="italic" style:font-weight-complex="bold"/>
    </style:style>
    <style:style style:name="P36" style:family="paragraph" style:parent-style-name="Standard" style:list-style-name="L1">
      <style:text-properties fo:font-weight="bold" officeooo:rsid="0018722d" officeooo:paragraph-rsid="0018722d" style:font-weight-asian="bold" style:font-weight-complex="bold"/>
    </style:style>
    <style:style style:name="P37" style:family="paragraph" style:parent-style-name="Standard" style:list-style-name="L2">
      <style:text-properties fo:font-weight="bold" officeooo:rsid="0018e4c7" officeooo:paragraph-rsid="0018e4c7" style:font-weight-asian="bold" style:font-weight-complex="bold"/>
    </style:style>
    <style:style style:name="P38" style:family="paragraph" style:parent-style-name="Standard" style:list-style-name="L2">
      <style:text-properties fo:font-weight="bold" officeooo:rsid="001a24c3" officeooo:paragraph-rsid="001a24c3" style:font-weight-asian="bold" style:font-weight-complex="bold"/>
    </style:style>
    <style:style style:name="P39" style:family="paragraph" style:parent-style-name="Standard" style:list-style-name="L4">
      <style:text-properties fo:font-weight="bold" officeooo:rsid="001c9b48" officeooo:paragraph-rsid="001c9b48" style:font-weight-asian="bold" style:font-weight-complex="bold"/>
    </style:style>
    <style:style style:name="P40" style:family="paragraph" style:parent-style-name="Standard" style:list-style-name="L8">
      <style:text-properties fo:font-weight="bold" officeooo:rsid="00200896" officeooo:paragraph-rsid="00200896" style:font-weight-asian="bold" style:font-weight-complex="bold"/>
    </style:style>
    <style:style style:name="P41" style:family="paragraph" style:parent-style-name="Standard" style:list-style-name="L1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42" style:family="paragraph" style:parent-style-name="Standard" style:list-style-name="L3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45" style:family="paragraph" style:parent-style-name="Standard" style:list-style-name="L6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46" style:family="paragraph" style:parent-style-name="Standard" style:list-style-name="L7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47" style:family="paragraph" style:parent-style-name="Standard" style:list-style-name="L9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48" style:family="paragraph" style:parent-style-name="Standard" style:list-style-name="L9">
      <style:text-properties fo:font-style="normal" fo:font-weight="normal" officeooo:rsid="002a6a22" officeooo:paragraph-rsid="002a6a22" style:font-style-asian="normal" style:font-weight-asian="normal" style:font-style-complex="normal" style:font-weight-complex="normal"/>
    </style:style>
    <style:style style:name="P49" style:family="paragraph" style:parent-style-name="Standard" style:list-style-name="L9">
      <style:text-properties fo:font-style="normal" fo:font-weight="normal" officeooo:rsid="00255f0c" officeooo:paragraph-rsid="00255f0c" style:font-style-asian="normal" style:font-weight-asian="normal" style:font-style-complex="normal" style:font-weight-complex="normal"/>
    </style:style>
    <style:style style:name="P50" style:family="paragraph" style:parent-style-name="Standard" style:list-style-name="L10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51" style:family="paragraph" style:parent-style-name="Standard" style:list-style-name="L11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52" style:family="paragraph" style:parent-style-name="Standard" style:list-style-name="L12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53" style:family="paragraph" style:parent-style-name="Standard" style:list-style-name="L13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55" style:family="paragraph" style:parent-style-name="Standard" style:list-style-name="L14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57" style:family="paragraph" style:parent-style-name="Standard" style:list-style-name="L15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01b6e" officeooo:paragraph-rsid="002ef3d9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20f97" officeooo:paragraph-rsid="00320f9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33cc9c" officeooo:paragraph-rsid="0033cc9c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362983" officeooo:paragraph-rsid="00362983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3a5b3c" officeooo:paragraph-rsid="003a5b3c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bold" officeooo:rsid="004996b7" officeooo:paragraph-rsid="004996b7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4ce89d" officeooo:paragraph-rsid="004ce89d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4dad8e" officeooo:paragraph-rsid="004dad8e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68" style:family="paragraph" style:parent-style-name="Standard" style:list-style-name="L20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69" style:family="paragraph" style:parent-style-name="Standard" style:list-style-name="L9">
      <style:text-properties fo:font-style="italic" fo:font-weight="bold" officeooo:rsid="00256008" officeooo:paragraph-rsid="00256008" style:font-style-asian="italic" style:font-weight-asian="bold" style:font-style-complex="italic" style:font-weight-complex="bold"/>
    </style:style>
    <style:style style:name="P70" style:family="paragraph" style:parent-style-name="Standard" style:list-style-name="L13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71" style:family="paragraph" style:parent-style-name="Standard" style:list-style-name="L14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72" style:family="paragraph" style:parent-style-name="Standard" style:list-style-name="L15">
      <style:text-properties fo:font-style="italic" fo:font-weight="bold" officeooo:rsid="002989bf" officeooo:paragraph-rsid="002989bf" style:font-style-asian="italic" style:font-weight-asian="bold" style:font-style-complex="italic" style:font-weight-complex="bold"/>
    </style:style>
    <style:style style:name="P73" style:family="paragraph" style:parent-style-name="Standard" style:list-style-name="L16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74" style:family="paragraph" style:parent-style-name="Standard" style:list-style-name="L16">
      <style:text-properties fo:font-style="italic" fo:font-weight="bold" officeooo:rsid="0033cc9c" officeooo:paragraph-rsid="0033cc9c" style:font-style-asian="italic" style:font-weight-asian="bold" style:font-style-complex="italic" style:font-weight-complex="bold"/>
    </style:style>
    <style:style style:name="P75" style:family="paragraph" style:parent-style-name="Standard">
      <style:text-properties fo:font-style="italic" fo:font-weight="bold" officeooo:rsid="003c3b21" officeooo:paragraph-rsid="003c3b21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77" style:family="paragraph" style:parent-style-name="Standard" style:list-style-name="L17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78" style:family="paragraph" style:parent-style-name="Standard" style:list-style-name="L17">
      <style:text-properties fo:font-style="italic" fo:font-weight="bold" officeooo:rsid="0041333f" officeooo:paragraph-rsid="0041333f" style:font-style-asian="italic" style:font-weight-asian="bold" style:font-style-complex="italic" style:font-weight-complex="bold"/>
    </style:style>
    <style:style style:name="P79" style:family="paragraph" style:parent-style-name="Standard" style:list-style-name="L17">
      <style:text-properties fo:font-style="italic" fo:font-weight="bold" officeooo:rsid="0041db1b" officeooo:paragraph-rsid="0041db1b" style:font-style-asian="italic" style:font-weight-asian="bold" style:font-style-complex="italic" style:font-weight-complex="bold"/>
    </style:style>
    <style:style style:name="P80" style:family="paragraph" style:parent-style-name="Standard" style:list-style-name="L17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82" style:family="paragraph" style:parent-style-name="Standard" style:list-style-name="L18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83" style:family="paragraph" style:parent-style-name="Standard" style:list-style-name="L18">
      <style:text-properties fo:font-style="italic" fo:font-weight="bold" officeooo:rsid="004603f7" officeooo:paragraph-rsid="004603f7" style:font-style-asian="italic" style:font-weight-asian="bold" style:font-style-complex="italic" style:font-weight-complex="bold"/>
    </style:style>
    <style:style style:name="P84" style:family="paragraph" style:parent-style-name="Standard">
      <style:text-properties fo:font-style="italic" fo:font-weight="bold" officeooo:rsid="004603f7" officeooo:paragraph-rsid="004603f7" style:font-style-asian="italic" style:font-weight-asian="bold" style:font-style-complex="italic" style:font-weight-complex="bold"/>
    </style:style>
    <style:style style:name="P85" style:family="paragraph" style:parent-style-name="Standard" style:list-style-name="L18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87" style:family="paragraph" style:parent-style-name="Standard" style:list-style-name="L19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88" style:family="paragraph" style:parent-style-name="Standard" style:list-style-name="L19">
      <style:text-properties fo:font-style="italic" fo:font-weight="bold" officeooo:rsid="00470545" officeooo:paragraph-rsid="00470545" style:font-style-asian="italic" style:font-weight-asian="bold" style:font-style-complex="italic" style:font-weight-complex="bold"/>
    </style:style>
    <style:style style:name="P89" style:family="paragraph" style:parent-style-name="Standard">
      <style:text-properties fo:font-style="italic" fo:font-weight="bold" officeooo:rsid="00470545" officeooo:paragraph-rsid="00470545" style:font-style-asian="italic" style:font-weight-asian="bold" style:font-style-complex="italic" style:font-weight-complex="bold"/>
    </style:style>
    <style:style style:name="P90" style:family="paragraph" style:parent-style-name="Standard">
      <style:text-properties fo:font-style="italic" fo:font-weight="bold" officeooo:rsid="0048fdc6" officeooo:paragraph-rsid="0048fdc6" style:font-style-asian="italic" style:font-weight-asian="bold" style:font-style-complex="italic" style:font-weight-complex="bold"/>
    </style:style>
    <style:style style:name="P91" style:family="paragraph" style:parent-style-name="Standard">
      <style:text-properties fo:font-style="italic" fo:font-weight="bold" officeooo:rsid="004996b7" officeooo:paragraph-rsid="004996b7" style:font-style-asian="italic" style:font-weight-asian="bold" style:font-style-complex="italic" style:font-weight-complex="bold"/>
    </style:style>
    <style:style style:name="T1" style:family="text">
      <style:text-properties officeooo:rsid="0016309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b6bf5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e4c7" style:font-style-asian="normal" style:font-style-complex="normal"/>
    </style:style>
    <style:style style:name="T7" style:family="text">
      <style:text-properties fo:font-style="normal" officeooo:rsid="00301b6e" style:font-style-asian="normal" style:font-style-complex="normal"/>
    </style:style>
    <style:style style:name="T8" style:family="text">
      <style:text-properties fo:font-style="normal" officeooo:rsid="0037c8d7" style:font-style-asian="normal" style:font-style-complex="normal"/>
    </style:style>
    <style:style style:name="T9" style:family="text">
      <style:text-properties fo:font-style="normal" officeooo:rsid="0043a381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c24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b41b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01b6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7c8d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3a38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70545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c4382"/>
    </style:style>
    <style:style style:name="T19" style:family="text">
      <style:text-properties fo:color="#ce181e" fo:font-style="normal" style:font-style-asian="normal" style:font-style-complex="normal"/>
    </style:style>
    <style:style style:name="T20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ce181e" fo:font-style="normal" fo:font-weight="normal" officeooo:rsid="00470545" style:font-style-asian="normal" style:font-weight-asian="normal" style:font-style-complex="normal" style:font-weight-complex="normal"/>
    </style:style>
    <style:style style:name="T22" style:family="text">
      <style:text-properties fo:color="#ce181e" fo:font-weight="normal" officeooo:rsid="00470545" style:font-weight-asian="normal" style:font-weight-complex="normal"/>
    </style:style>
    <style:style style:name="T23" style:family="text">
      <style:text-properties fo:color="#0066b3" fo:font-style="normal" style:font-style-asian="normal" style:font-style-complex="normal"/>
    </style:style>
    <style:style style:name="T24" style:family="text">
      <style:text-properties officeooo:rsid="004b6bf5"/>
    </style:style>
    <style:style style:name="T25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MI → estabilidade cambial.</text:p>
      <text:p text:style-name="P2">BIRD → inicialmente para financiar a reconstrução da Europa pós-WWII, mas isso foi feito, fundamentalmente, pelo Plano Marshall, sendo que o BIRD redirecionou suas ações para o financiamento de projetos de desenvolvimento em economias menos favorecidas.</text:p>
      <text:p text:style-name="P2">OIC → regularia o comércio internacional, mas não foi criada <text:span text:style-name="T1">porque os EUA não ratificaram a Carta de Havana.</text:span></text:p>
      <text:p text:style-name="P2"/>
      <text:p text:style-name="P3">Princípio do gradualismo<text:span text:style-name="T2">: a liberalização do comércio internacional não ocorrerá de uma hora para outra, mas gradualmente.</text:span></text:p>
      <text:p text:style-name="P16"/>
      <text:p text:style-name="P4">Rodada Kennedy (64 a 67)<text:span text:style-name="T2">:</text:span></text:p>
      <text:list xml:id="list933037918" text:style-name="L1">
        <text:list-item>
          <text:p text:style-name="P36"><text:span text:style-name="T2">discussão sobre aplicação de </text:span><text:span text:style-name="T4">medidas antidumping</text:span><text:span text:style-name="T10">;</text:span></text:p>
        </text:list-item>
        <text:list-item>
          <text:p text:style-name="P36"><text:span text:style-name="T10">adicionou novo capítulo no GATT relativo a </text:span><text:span text:style-name="T4">comércio e desenvolvimento</text:span><text:span text:style-name="T10">;</text:span></text:p>
        </text:list-item>
        <text:list-item>
          <text:p text:style-name="P41">iniciou discussão sobre tratamento especial aos países em desenvolvimento.</text:p>
        </text:list-item>
      </text:list>
      <text:p text:style-name="P17"/>
      <text:p text:style-name="P5"><text:span text:style-name="T5">Rodada Tóqui</text:span><text:span text:style-name="T6">o</text:span><text:span text:style-name="T5"> (73 a 79)</text:span><text:span text:style-name="T10">:</text:span></text:p>
      <text:list xml:id="list3850969465" text:style-name="L2">
        <text:list-item>
          <text:p text:style-name="P37"><text:span text:style-name="T10">criação dos primeiros acordos </text:span><text:span text:style-name="T4">plurilaterais</text:span><text:span text:style-name="T10">;</text:span></text:p>
        </text:list-item>
        <text:list-item>
          <text:p text:style-name="P38"><text:span text:style-name="T10">estabelecimento da </text:span><text:span text:style-name="T4">cláusula de habilitação</text:span><text:span text:style-name="T10">, que permitiu tratamento diferenciado aos países em desenvolvimento.</text:span></text:p>
        </text:list-item>
      </text:list>
      <text:p text:style-name="P18"/>
      <text:p text:style-name="P6"><text:span text:style-name="T5">Rodada Uruguai (86 a 94)</text:span><text:span text:style-name="T10">:</text:span></text:p>
      <text:list xml:id="list3913639867" text:style-name="L3">
        <text:list-item>
          <text:p text:style-name="P42">criação da OMC (Acordo de Marrakesh);</text:p>
        </text:list-item>
        <text:list-item>
          <text:p text:style-name="P42">comércio de serviços e direitos de propriedade intelectual (assuntos de interesse dos países desenvolvidos);</text:p>
        </text:list-item>
        <text:list-item>
          <text:p text:style-name="P42">inclusão dos setores têxtil e agrícola.</text:p>
        </text:list-item>
      </text:list>
      <text:p text:style-name="P19"/>
      <text:p text:style-name="P7"><text:span text:style-name="T10">A liberalização e expansão do comercial </text:span><text:span text:style-name="T5">não são</text:span><text:span text:style-name="T10"> um objetivo da OMC, mas tão somente um </text:span><text:span text:style-name="T5">meio para promover o crescimento e o desenvolvimento econômico</text:span><text:span text:style-name="T10">.</text:span></text:p>
      <text:p text:style-name="P20"/>
      <text:p text:style-name="P8"><text:span text:style-name="T10">São </text:span><text:span text:style-name="T5">objetivos da OMC</text:span><text:span text:style-name="T10">:</text:span></text:p>
      <text:list xml:id="list1679815288" text:style-name="L4">
        <text:list-item>
          <text:p text:style-name="P43">elevar o nível de vida das populações;</text:p>
        </text:list-item>
        <text:list-item>
          <text:p text:style-name="P43">garantir o pleno emprego;</text:p>
        </text:list-item>
        <text:list-item>
          <text:p text:style-name="P43">garantir um volume considerável e em constante elevação de receitas reais e demanda efetiva;</text:p>
        </text:list-item>
        <text:list-item>
          <text:p text:style-name="P43">aumentar a produção e o comércio de bens e serviços;</text:p>
        </text:list-item>
        <text:list-item>
          <text:p text:style-name="P43">uso dos recursos mundiais de forma compatível com o desenvolvimento sustentável;</text:p>
        </text:list-item>
        <text:list-item>
          <text:p text:style-name="P39"><text:span text:style-name="T5">objetivo central</text:span><text:span text:style-name="T10">: promover o crescimento e desenvolvimento econômico dos países.</text:span></text:p>
        </text:list-item>
      </text:list>
      <text:p text:style-name="P21"/>
      <text:p text:style-name="P9"><text:span text:style-name="T10">São </text:span><text:span text:style-name="T5">funções da OMC</text:span><text:span text:style-name="T10">:</text:span></text:p>
      <text:list xml:id="list94747553" text:style-name="L5">
        <text:list-item>
          <text:p text:style-name="P44">administrar os acordos internacionais entre seus membros;</text:p>
        </text:list-item>
        <text:list-item>
          <text:p text:style-name="P44">fórum para negociações internacionais de comércio;</text:p>
        </text:list-item>
        <text:list-item>
          <text:p text:style-name="P44">solucionar controvérsias comerciais;</text:p>
        </text:list-item>
        <text:list-item>
          <text:p text:style-name="P44">revisar políticas comerciais dos países membros;</text:p>
        </text:list-item>
        <text:list-item>
          <text:p text:style-name="P44">coerência na formulação de políticas econômicas, em conjunto com o FMI e o BIRD.</text:p>
        </text:list-item>
      </text:list>
      <text:p text:style-name="P22"/>
      <text:p text:style-name="P9"><text:span text:style-name="T5">Conferência de Cingapura (96)</text:span><text:span text:style-name="T10">:</text:span></text:p>
      <text:list xml:id="list4287871755" text:style-name="L6">
        <text:list-item>
          <text:p text:style-name="P45">acordo plurilateral da OMC sobre comércio de produtos de TI;</text:p>
        </text:list-item>
        <text:list-item>
          <text:p text:style-name="P45">4 divergências:</text:p>
          <text:list>
            <text:list-item>
              <text:p text:style-name="P45">comércio e política de concorrência;</text:p>
            </text:list-item>
            <text:list-item>
              <text:p text:style-name="P45">comércio e investimento;</text:p>
            </text:list-item>
            <text:list-item>
              <text:p text:style-name="P45"><text:soft-page-break/>facilitação de comércio;</text:p>
            </text:list-item>
            <text:list-item>
              <text:p text:style-name="P45">transparência em compras governamentais.</text:p>
            </text:list-item>
          </text:list>
        </text:list-item>
      </text:list>
      <text:p text:style-name="P22"/>
      <text:p text:style-name="P10"><text:span text:style-name="T5">Conferência de Genebra (98)</text:span><text:span text:style-name="T10">:</text:span></text:p>
      <text:list xml:id="list4169229960" text:style-name="L7">
        <text:list-item>
          <text:p text:style-name="P46">Declaração Ministerial sobre Comércio Eletrônico.</text:p>
        </text:list-item>
      </text:list>
      <text:p text:style-name="P23"/>
      <text:p text:style-name="P11"><text:span text:style-name="T5">Conferência de Seattle (99)</text:span><text:span text:style-name="T10">:</text:span></text:p>
      <text:list xml:id="list2948827986" text:style-name="L8">
        <text:list-item>
          <text:p text:style-name="P40"><text:span text:style-name="T10">“</text:span><text:span text:style-name="T11">Rodada do Milênio”, sem acordo, principalmente por divergências na parte agrícola, </text:span><text:span text:style-name="T12">logo nem chegou a se concretizar</text:span><text:span text:style-name="T11">.</text:span></text:p>
        </text:list-item>
      </text:list>
      <text:p text:style-name="P24"/>
      <text:p text:style-name="P12"><text:span text:style-name="T5">Conferência de Doha (2001)</text:span><text:span text:style-name="T10">:</text:span></text:p>
      <text:list xml:id="list122210030" text:style-name="L9">
        <text:list-item>
          <text:p text:style-name="P47">até hoje não terminou;</text:p>
        </text:list-item>
        <text:list-item>
          <text:p text:style-name="P48">primeira rodada após a criação da OMC;</text:p>
        </text:list-item>
        <text:list-item>
          <text:p text:style-name="P47">“Rodada do Desenvolvimento”, reconhecendo a importância de se <text:span text:style-name="T17">promover o desenvolvimento dos países menos favorecidos</text:span> –<text:span text:style-name="T18"> esse é seu principal objetivo</text:span>;</text:p>
        </text:list-item>
        <text:list-item>
          <text:p text:style-name="P49">muitos temas;</text:p>
        </text:list-item>
        <text:list-item>
          <text:p text:style-name="P69"><text:span text:style-name="T2">single undertaking</text:span><text:span text:style-name="T10">: acordos multilaterais da OMC vinculam obrigatoriamente a todos os membros, logo a alteração de qualquer desses acordos multilaterais na Rodada Doha depende da aceitação de todos os membros.</text:span></text:p>
        </text:list-item>
      </text:list>
      <text:p text:style-name="P25"/>
      <text:p text:style-name="P13"><text:span text:style-name="T10">A </text:span><text:span text:style-name="T5">Rodada Doha</text:span><text:span text:style-name="T10"> é a </text:span><text:span text:style-name="T5">primeira rodada</text:span><text:span text:style-name="T10"> de negociações comerciais desde a criação da OMC.</text:span></text:p>
      <text:p text:style-name="P26"/>
      <text:p text:style-name="P14"><text:span text:style-name="T5">Conferência de Cancun (2003)</text:span><text:span text:style-name="T10">:</text:span></text:p>
      <text:list xml:id="list2615142551" text:style-name="L10">
        <text:list-item>
          <text:p text:style-name="P50">reafirmação de continuar com a rodada Doha.</text:p>
        </text:list-item>
      </text:list>
      <text:p text:style-name="P27"/>
      <text:p text:style-name="P14"><text:span text:style-name="T5">Conferência de Hong Kong (2005)</text:span><text:span text:style-name="T10">:</text:span></text:p>
      <text:list xml:id="list2225531994" text:style-name="L11">
        <text:list-item>
          <text:p text:style-name="P51">tentaram encerrar a Rodada Doha, mas sem sucesso, apesar do consenso quanto alguns assuntos importantes, como eliminar todos os subsídios à exportação agrícola até o final de 2013.</text:p>
        </text:list-item>
      </text:list>
      <text:p text:style-name="P27"/>
      <text:p text:style-name="P15"><text:span text:style-name="T5">Conferência de Genebra (2009)</text:span><text:span text:style-name="T10">:</text:span></text:p>
      <text:list xml:id="list4283951917" text:style-name="L12">
        <text:list-item>
          <text:p text:style-name="P52">tema sobre mudanças climáticas e eliminação de obstáculos ao comércio de bens e serviços ambientais, mas não fazem parte da agenda de liberalização comercial, já que ainda não existem compromissos específicos em matéria ambiental.</text:p>
        </text:list-item>
      </text:list>
      <text:p text:style-name="P28"/>
      <text:p text:style-name="P29">Conferência de Genebra (2011)<text:span text:style-name="T2">:</text:span></text:p>
      <text:list xml:id="list78529636" text:style-name="L13">
        <text:list-item>
          <text:p text:style-name="P53">adesão da Rússia, Samoa e Montenegro à OMC;</text:p>
        </text:list-item>
        <text:list-item>
          <text:p text:style-name="P70"><text:span text:style-name="T2">waiver</text:span><text:span text:style-name="T10"> permitindo </text:span><text:span text:style-name="T5">tratamento especial e diferenciado</text:span><text:span text:style-name="T10"> para serviços de PMDR’s.</text:span></text:p>
        </text:list-item>
      </text:list>
      <text:p text:style-name="P54"/>
      <text:p text:style-name="P30"><text:span text:style-name="T5">Conferência de Bali (2013)</text:span><text:span text:style-name="T10">:</text:span></text:p>
      <text:list xml:id="list3427143560" text:style-name="L14">
        <text:list-item>
          <text:p text:style-name="P55">modestos avanços na Rodada de Doha, dentre os quais:</text:p>
          <text:list>
            <text:list-item>
              <text:p text:style-name="P71"><text:span text:style-name="T10">celebração do </text:span><text:span text:style-name="T5">Acordo de Facilitação do Comércio</text:span><text:span text:style-name="T10">;</text:span></text:p>
            </text:list-item>
            <text:list-item>
              <text:p text:style-name="P71"><text:span text:style-name="T10">tomada decisão que impede que os países que adotem programas públicos de segurança alimentar </text:span><text:span text:style-name="T5">legítimos</text:span><text:span text:style-name="T10"> sejam acionados, em razão disso, no OSC. Essa regra é temporária.</text:span></text:p>
            </text:list-item>
          </text:list>
        </text:list-item>
      </text:list>
      <text:p text:style-name="P56"/>
      <text:p text:style-name="P31"><text:span text:style-name="T5">Conferência de Nairobi (2015)</text:span><text:span text:style-name="T10">:</text:span></text:p>
      <text:list xml:id="list922047488" text:style-name="L15">
        <text:list-item>
          <text:p text:style-name="P57">mecanismo especial de salvaguardas para PED’s (p/ comércio agrícola);</text:p>
        </text:list-item>
        <text:list-item>
          <text:p text:style-name="P72"><text:span text:style-name="T10">proibição </text:span><text:span text:style-name="T5">imediata</text:span><text:span text:style-name="T10"> de que PD’s concedam subsídios agrícolas, enquanto PED’s têm até 2018 para isso;</text:span></text:p>
        </text:list-item>
        <text:list-item>
          <text:p text:style-name="P57"><text:soft-page-break/>ajuda alimentar internacional, desde que não distorça a concorrência e afete os mercados locais;</text:p>
        </text:list-item>
        <text:list-item>
          <text:p text:style-name="P57">algodão;</text:p>
        </text:list-item>
        <text:list-item>
          <text:p text:style-name="P57">regras de origem mais favorecidas aos PMDR’s;</text:p>
        </text:list-item>
        <text:list-item>
          <text:p text:style-name="P72"><text:span text:style-name="T10">prolongado </text:span><text:span text:style-name="T2">waiver</text:span><text:span text:style-name="T10"> de tratamento especial e diferenciado ao comércio de serviços dos PMDR’s;</text:span></text:p>
        </text:list-item>
        <text:list-item>
          <text:p text:style-name="P72"><text:span text:style-name="T10">criação de </text:span><text:span text:style-name="T2">waiver</text:span><text:span text:style-name="T10"> para PMDR’s sobre TRIPS que não se aplicam a eles;</text:span></text:p>
        </text:list-item>
        <text:list-item>
          <text:p text:style-name="P57">prologamento da moratória relativa à não abertura de controvérsias de “não violação” em propriedade intelectual;</text:p>
        </text:list-item>
        <text:list-item>
          <text:p text:style-name="P57">prolongar até Conferência de 2017 a não imposição de tarifas nas transmissões eletrônicas.</text:p>
        </text:list-item>
      </text:list>
      <text:p text:style-name="P58"/>
      <text:p text:style-name="P32"><text:span text:style-name="T10">A regra geral é que as decisões na OMC sejam tomadas por </text:span><text:span text:style-name="T5">consenso</text:span><text:span text:style-name="T10">. </text:span><text:span text:style-name="T13">O consenso é diferente da unanimidade, visto que aquele é alcançado quando </text:span><text:span text:style-name="T7">nenhum país se manifesta formalmente contrariamente</text:span><text:span text:style-name="T13">.</text:span></text:p>
      <text:p text:style-name="P59"/>
      <text:p text:style-name="P33"><text:span text:style-name="T13">P</text:span><text:span text:style-name="T10">ode ocorrer ainda a </text:span><text:span text:style-name="T5">votação</text:span><text:span text:style-name="T10">, desde que não seja possível o consenso. Cada membro tem o direito a um voto, sendo que, quando a UE exercer seu direito de voto, terá o número de votos correspondente ao número de seus Estados-membros que integram a OMC. As decisões são tomadas por </text:span><text:span text:style-name="T5">maioria de votos</text:span><text:span text:style-name="T10">, salvo em alguns casos especiais que se exige quórum qualificado.</text:span></text:p>
      <text:p text:style-name="P60"/>
      <text:p text:style-name="P33"><text:span text:style-name="T5">Quórum qualificado</text:span><text:span text:style-name="T10">:</text:span></text:p>
      <text:list xml:id="list2315502561" text:style-name="L16">
        <text:list-item>
          <text:p text:style-name="P73"><text:span text:style-name="T10">adotar interpretação vinculante </text:span><text:span text:style-name="T2">erga omnes</text:span><text:span text:style-name="T10"> sobre um dispositivo de um acordo firmado no âmbito da OMC → </text:span><text:span text:style-name="T5">3/4 dos membros</text:span><text:span text:style-name="T10">;</text:span></text:p>
        </text:list-item>
        <text:list-item>
          <text:p text:style-name="P74"><text:span text:style-name="T10">concessão de </text:span><text:span text:style-name="T2">waiver</text:span><text:span text:style-name="T10"> → </text:span><text:span text:style-name="T5">3/4 dos membros</text:span><text:span text:style-name="T10">;</text:span></text:p>
        </text:list-item>
        <text:list-item>
          <text:p text:style-name="P74"><text:span text:style-name="T10">adesão de Estado ou território aduaneiro à OMC → </text:span><text:span text:style-name="T5">2/3 dos membros</text:span><text:span text:style-name="T10">;</text:span></text:p>
        </text:list-item>
        <text:list-item>
          <text:p text:style-name="P74"><text:span text:style-name="T10">modificar acordos → </text:span><text:span text:style-name="T5">2/3 dos membros</text:span><text:span text:style-name="T10">.</text:span></text:p>
        </text:list-item>
      </text:list>
      <text:p text:style-name="P61"/>
      <text:p text:style-name="P34"><text:span text:style-name="T10">O </text:span><text:span text:style-name="T5">consenso negativo</text:span><text:span text:style-name="T10"> não está previsto no Acordo de Marrakesh, mas no “Entendimento sobre Soluções de Controvérsias”, e é aplicado em diferentes fases do processo de solução de controvérsias. </text:span><text:span text:style-name="T14">Nele, a </text:span><text:span text:style-name="T8">d</text:span><text:span text:style-name="T5">ecisão só não será adotada quanto TODOS membros concordarem em não adotar tal decisão</text:span><text:span text:style-name="T10">.</text:span></text:p>
      <text:p text:style-name="P62"/>
      <text:p text:style-name="P35"><text:span text:style-name="T5">Princípios do GATT</text:span><text:span text:style-name="T10">: gradualismo, flexibilidade e reciprocidade.</text:span></text:p>
      <text:p text:style-name="P63"/>
      <text:p text:style-name="P75"><text:span text:style-name="T10">O texto do GATT é autêntico em </text:span><text:span text:style-name="T5">inglês, francês e espanhol</text:span><text:span text:style-name="T10">.</text:span></text:p>
      <text:p text:style-name="P75"><text:span text:style-name="T10"/></text:p>
      <text:p text:style-name="P76"><text:span text:style-name="T5">Cláusula da Nação Mais Favorecida (NMF)</text:span><text:span text:style-name="T10">:</text:span></text:p>
      <text:list xml:id="list3368171473" text:style-name="L17">
        <text:list-item>
          <text:p text:style-name="P77"><text:span text:style-name="T10">qualquer vantagem concedida por um membro da OMC a um produto originário de </text:span><text:span text:style-name="T19">qualquer país</text:span><text:span text:style-name="T20"> </text:span><text:span text:style-name="T19">(membro ou não)</text:span><text:span text:style-name="T10"> deverá ser </text:span><text:span text:style-name="T5">automática e incondicionalmente</text:span><text:span text:style-name="T10"> estendida a todos os outros membros da OMC;</text:span></text:p>
        </text:list-item>
        <text:list-item>
          <text:p text:style-name="P78"><text:span text:style-name="T10">somente aplicável aos </text:span><text:span text:style-name="T5">produtos similares</text:span><text:span text:style-name="T10">;</text:span></text:p>
        </text:list-item>
        <text:list-item>
          <text:p text:style-name="P78"><text:span text:style-name="T10">existente desde o GATT/</text:span><text:span text:style-name="T5">47</text:span><text:span text:style-name="T10">;</text:span></text:p>
        </text:list-item>
        <text:list-item>
          <text:p text:style-name="P78"><text:span text:style-name="T10">no comércio de bens, sua aplicação é </text:span><text:span text:style-name="T5">incondicional</text:span><text:span text:style-name="T10"> → reciprocidade difusa → alguém faz concessões e todos se beneficiam;</text:span></text:p>
        </text:list-item>
        <text:list-item>
          <text:p text:style-name="P79"><text:span text:style-name="T5">comportamento </text:span>free-rider<text:span text:style-name="T5"> → </text:span><text:span text:style-name="T10">quando um membro da OMC apenas se beneficia das concessões comerciais concedidas pelos outros membros, sem realizar suas próprias reduções tarifárias. Esse comportamento é </text:span><text:span text:style-name="T5">condenado pelo sistema multilateral de comércio</text:span><text:span text:style-name="T10"> →</text:span><text:span text:style-name="T15"> violação do </text:span><text:span text:style-name="T9">princípio da reciprocidade nas negociações comerciais</text:span><text:span text:style-name="T15">;</text:span></text:p>
        </text:list-item>
        <text:list-item>
          <text:p text:style-name="P80"><text:span text:style-name="T15">s</text:span><text:span text:style-name="T10">ua criação foi motivada pela existência de acordos bilaterais, que por sua natureza são discriminatórios.</text:span></text:p>
        </text:list-item>
      </text:list>
      <text:p text:style-name="P81"><text:soft-page-break/><text:span text:style-name="T10"/></text:p>
      <text:p text:style-name="P81"><text:span text:style-name="T5">Lista de concessões</text:span><text:span text:style-name="T10">:</text:span></text:p>
      <text:list xml:id="list1713872156" text:style-name="L18">
        <text:list-item>
          <text:p text:style-name="P82"><text:span text:style-name="T10">criada para impedir retrocessos no processo de abertura comercial;</text:span></text:p>
        </text:list-item>
        <text:list-item>
          <text:p text:style-name="P82"><text:span text:style-name="T10">define o limite máximo do II para determinados produtos;</text:span></text:p>
        </text:list-item>
        <text:list-item>
          <text:p text:style-name="P85"><text:span text:style-name="T10">os próprios países decidem o que colocar nessa lista;</text:span></text:p>
        </text:list-item>
        <text:list-item>
          <text:p text:style-name="P82"><text:span text:style-name="T5">tarifas consolidadas </text:span><text:span text:style-name="T10">→ aquelas explícitas na Lista de Concessões do País;</text:span></text:p>
        </text:list-item>
        <text:list-item>
          <text:p text:style-name="P82"><text:span text:style-name="T5">tarifas aplicadas</text:span><text:span text:style-name="T10"> → aquelas que se aplicam de fato sobre a importação do bem;</text:span></text:p>
        </text:list-item>
        <text:list-item>
          <text:p text:style-name="P83"><text:span text:style-name="T10">as tarifas sobre a importação (</text:span><text:span text:style-name="T5">direitos aduaneiros</text:span><text:span text:style-name="T10">) são a </text:span><text:span text:style-name="T5">única forma lícita</text:span><text:span text:style-name="T10">, segundo a OMC, para </text:span><text:span text:style-name="T5">discriminar entre produto nacional e produto estrangeiro</text:span><text:span text:style-name="T10">.</text:span></text:p>
        </text:list-item>
      </text:list>
      <text:p text:style-name="P84"><text:span text:style-name="T10"/></text:p>
      <text:p text:style-name="P86"><text:span text:style-name="T5">Princípio do Tratamento Nacional </text:span><text:span text:style-name="T10">(ou Paridade):</text:span></text:p>
      <text:list xml:id="list2151768509" text:style-name="L19">
        <text:list-item>
          <text:p text:style-name="P87"><text:span text:style-name="T10">proíbe que membros da OMC concedam tratamento mais favorável aos produtos domésticos do que aos produtos de outros membros da OMC, uma vez que estes tenham adentrado o território aduaneiro;</text:span></text:p>
        </text:list-item>
        <text:list-item>
          <text:p text:style-name="P87"><text:span text:style-name="T23">acepção 1</text:span><text:span text:style-name="T10">: produtos </text:span><text:span text:style-name="T5">similares</text:span><text:span text:style-name="T10">: há violação do princípio do tratamento nacional se 2 elementos estiverem presentes: </text:span><text:span text:style-name="T21">[tributação interna do importado não pode ser em nada superior à aplicada ao doméstico]</text:span><text:span text:style-name="T16"> </text:span></text:p>
          <text:list>
            <text:list-item>
              <text:p text:style-name="P87"><text:span text:style-name="T10">produto importado e produto doméstico são similares;</text:span></text:p>
            </text:list-item>
            <text:list-item>
              <text:p text:style-name="P87"><text:span text:style-name="T10">produto importado é </text:span><text:span text:style-name="T5">tributado em excesso</text:span><text:span text:style-name="T10">;</text:span></text:p>
            </text:list-item>
          </text:list>
        </text:list-item>
        <text:list-item>
          <text:p text:style-name="P87"><text:span text:style-name="T23">acepção 2</text:span><text:span text:style-name="T10">: produtos </text:span><text:span text:style-name="T5">diretamente substitutos</text:span><text:span text:style-name="T10">: há violação ao princípio do tratamento nacional se 3 elementos estiverem presentes: </text:span><text:span text:style-name="T21">[tributação do importado não poderá ser maior do que o </text:span><text:span text:style-name="T22">de minimis</text:span><text:span text:style-name="T21">]</text:span></text:p>
          <text:list>
            <text:list-item>
              <text:p text:style-name="P87"><text:span text:style-name="T10">produto importado e produto doméstico são diretamente competitivos ou substitutos;</text:span></text:p>
            </text:list-item>
            <text:list-item>
              <text:p text:style-name="P87"><text:span text:style-name="T10">produto importado e produto doméstico </text:span><text:span text:style-name="T5">não são tributados de forma similar</text:span><text:span text:style-name="T10">;</text:span></text:p>
            </text:list-item>
            <text:list-item>
              <text:p text:style-name="P87"><text:span text:style-name="T10">diferença na tributação é aplicada para </text:span><text:span text:style-name="T5">conferir proteção à indústria doméstica</text:span><text:span text:style-name="T10">;</text:span></text:p>
            </text:list-item>
          </text:list>
        </text:list-item>
        <text:list-item>
          <text:p text:style-name="P88"><text:span text:style-name="T23">acepção 3</text:span><text:span text:style-name="T10">: proíbe dar tratamento menos favorecido aos produtos estrangeiros quanto ao cumprimento de </text:span><text:span text:style-name="T5">normas e regulamentos</text:span><text:span text:style-name="T10">.</text:span></text:p>
        </text:list-item>
      </text:list>
      <text:p text:style-name="P89"><text:span text:style-name="T10"/></text:p>
      <text:p text:style-name="P90"><text:span text:style-name="T10">Os </text:span><text:span text:style-name="T5">princípios da NMF e do Tratamento Nacional</text:span><text:span text:style-name="T10"> não se restringem ao GATT, mas se aplicam a outros acordos celebrados no âmbito da OMC.</text:span></text:p>
      <text:p text:style-name="P90"><text:span text:style-name="T10"/></text:p>
      <text:p text:style-name="P91"><text:span text:style-name="T10">Se há </text:span><text:span text:style-name="T2">dumping</text:span><text:span text:style-name="T10"> que causa ou ameaça prejuízos à indústria nacional→ pode-se aplicar </text:span><text:span text:style-name="T5">direitos </text:span>antidumping<text:span text:style-name="T2">.</text:span></text:p>
      <text:p text:style-name="P64"><text:span text:style-name="T2">Se há </text:span><text:span text:style-name="T3">subsídios que causam ou ameaçam causar prejuízos à industria nacional → pode-se aplicar </text:span><text:span text:style-name="T24">direitos compensatórios</text:span><text:span text:style-name="T3">.</text:span></text:p>
      <text:p text:style-name="P64"><text:span text:style-name="T3"/></text:p>
      <text:p text:style-name="P65"><text:span text:style-name="T3">O </text:span>Art. VII do GATT<text:span text:style-name="T2"> – Valoração Aduaneira – não resolveu totalmente o problema das BC’s arbitrárias e fictícias, o que somente foi mais bem regulamentado pelo </text:span>Acordo de Valoração Aduaneira <text:span text:style-name="T2">(AVA).</text:span></text:p>
      <text:p text:style-name="P65"><text:span text:style-name="T2"/></text:p>
      <text:p text:style-name="P66"><text:span text:style-name="T2">O </text:span>Princípio da Transparência<text:span text:style-name="T2"> se manifesta pela </text:span>obrigação de notificação<text:span text:style-name="T2"> → quando um membro da OMC estabelece nova medidas relativas ao comércio, a OMC deverá ser notificada, permitindo aos outros membros tomar conhecimento dessas novas medidas.</text:span></text:p>
      <text:p text:style-name="P66"><text:span text:style-name="T2"/></text:p>
      <text:p text:style-name="P67">Exceções às restrições quantitativas<text:span text:style-name="T2"> (cotas):</text:span></text:p>
      <text:list xml:id="list539323344" text:style-name="L20">
        <text:list-item>
          <text:p text:style-name="P68"><text:span text:style-name="T2">desequilíbrios no </text:span>Balanço de <text:span text:style-name="T25">PAGAMENTOS</text:span><text:span text:style-name="T2">;</text:span></text:p>
        </text:list-item>
        <text:list-item>
          <text:p text:style-name="P68"><text:span text:style-name="T2">admite-se a imposição de </text:span>medidas de salvaguarda<text:span text:style-name="T2"> na forma de restrições quantitativ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afe5" officeooo:paragraph-rsid="0014af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istema multilateral de comérc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46:30.004995654</meta:creation-date>
    <dc:date>2018-04-02T19:31:38.471000000</dc:date>
    <meta:editing-duration>PT1H58M45S</meta:editing-duration>
    <meta:editing-cycles>45</meta:editing-cycles>
    <meta:generator>LibreOffice/6.0.1.1$Windows_X86_64 LibreOffice_project/60bfb1526849283ce2491346ed2aa51c465abfe6</meta:generator>
    <meta:document-statistic meta:table-count="0" meta:image-count="0" meta:object-count="0" meta:page-count="4" meta:paragraph-count="113" meta:word-count="1469" meta:character-count="9381" meta:non-whitespace-character-count="8096"/>
  </office:meta>
</office:document-meta>
</file>